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34000001111F380DC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88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88cm" svg:stroke-color="#ff0000" draw:stroke-linejoin="round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" style:family="paragraph">
      <style:paragraph-properties style:writing-mode="lr-tb" style:font-independent-line-spacing="true"/>
    </style:style>
    <style:style style:name="T1" style:family="text">
      <style:text-properties fo:color="#000000" fo:font-size="18pt" fo:language="fr" fo:country="FR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" style:family="text">
      <style:text-properties fo:color="#000000" fo:font-size="16pt" fo:language="fr" fo:country="FR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3">
          <draw:frame draw:name="Picture 4" draw:style-name="gr1" draw:text-style-name="P1" draw:layer="layout" svg:width="8.718cm" svg:height="7.723cm" svg:x="0.994cm" svg:y="2.09cm">
            <draw:image xlink:href="Pictures/1000000000000134000001111F380DC9.jpg" xlink:type="simple" xlink:show="embed" xlink:actuate="onLoad">
              <text:p/>
            </draw:image>
          </draw:frame>
          <draw:custom-shape draw:name="Text Box 5" draw:style-name="gr2" draw:text-style-name="P3" draw:layer="layout" svg:width="5.034cm" svg:height="1.023cm" svg:x="6.634cm" svg:y="8.619cm">
            <text:list text:style-name="L1">
              <text:list-header>
                <text:p text:style-name="P2"><text:span text:style-name="T1">Barre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" draw:style-name="gr3" draw:text-style-name="P1" draw:layer="layout" svg:x1="3.032cm" svg:y1="3.641cm" svg:x2="5.17cm" svg:y2="6.015cm">
            <text:p/>
          </draw:line>
          <draw:line draw:name="Line 7" draw:style-name="gr3" draw:text-style-name="P1" draw:layer="layout" svg:x1="5.199cm" svg:y1="6.029cm" svg:x2="5.037cm" svg:y2="4.509cm">
            <text:p/>
          </draw:line>
          <draw:line draw:name="Line 8" draw:style-name="gr4" draw:text-style-name="P1" draw:layer="layout" svg:x1="2.55cm" svg:y1="2.923cm" svg:x2="3.33cm" svg:y2="3.469cm">
            <text:p/>
          </draw:line>
          <draw:custom-shape draw:name="Text Box 9" draw:style-name="gr5" draw:text-style-name="P3" draw:layer="layout" svg:width="4.21cm" svg:height="0.937cm" svg:x="1.033cm" svg:y="2.016cm">
            <text:list text:style-name="L1">
              <text:list-header>
                <text:p text:style-name="P2"><text:span text:style-name="T2">Modu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10" draw:style-name="gr6" draw:text-style-name="P4" draw:layer="layout" svg:width="2.181cm" svg:height="0.559cm" draw:transform="rotate (2.89724655831059) translate (5.069cm 4.765cm)">
            <text:p/>
            <draw:enhanced-geometry svg:viewBox="0 0 21711 21600" draw:mirror-horizontal="true" draw:mirror-vertical="true" draw:extrusion-allowed="false" draw:text-areas="0 0 21711 21600" draw:glue-points="0 0 111 0 21711 21600 0 0 111 0 21711 21600 111 21600" draw:type="mso-spt100" draw:enhanced-path="M 0 0 F C 37 0 74 -1 111 0 12040 0 21711 9670 21711 21600 N M 0 0 S C 37 0 74 -1 111 0 12040 0 21711 9670 21711 21600 L 111 21600 Z N"/>
          </draw:custom-shape>
          <draw:custom-shape draw:name="Freeform 11" draw:style-name="gr6" draw:text-style-name="P4" draw:layer="layout" svg:width="2.183cm" svg:height="0.56cm" draw:transform="rotate (2.89724655831059) translate (5.616cm 4.418cm)">
            <text:p/>
            <draw:enhanced-geometry svg:viewBox="0 0 21711 21600" draw:mirror-horizontal="true" draw:mirror-vertical="true" draw:extrusion-allowed="false" draw:text-areas="0 0 21711 21600" draw:glue-points="0 0 111 0 21711 21600 0 0 111 0 21711 21600 111 21600" draw:type="mso-spt100" draw:enhanced-path="M 0 0 F C 37 0 74 -1 111 0 12040 0 21711 9670 21711 21600 N M 0 0 S C 37 0 74 -1 111 0 12040 0 21711 9670 21711 21600 L 111 21600 Z N"/>
          </draw:custom-shape>
          <draw:line draw:name="Line 12" draw:style-name="gr3" draw:text-style-name="P1" draw:layer="layout" svg:x1="3.014cm" svg:y1="3.719cm" svg:x2="3.666cm" svg:y2="3.244cm">
            <text:p/>
          </draw:line>
          <draw:line draw:name="Line 13" draw:style-name="gr3" draw:text-style-name="P1" draw:layer="layout" svg:x1="5.015cm" svg:y1="4.68cm" svg:x2="5.671cm" svg:y2="4.20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64 264" svg:d="m132 0 132 264h-264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9T06:57:21</meta:creation-date>
    <dc:date>2014-10-29T11:11:27</dc:date>
    <meta:editing-duration>PT43S</meta:editing-duration>
    <meta:editing-cycles>2</meta:editing-cycles>
    <meta:generator>LibreOffice/3.5$Linux_X86_64 LibreOffice_project/350m1$Build-2</meta:generator>
    <meta:document-statistic meta:object-count="11"/>
  </office:meta>
</office:document-meta>
</file>